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2. Manter Roteiro</text:h>
      <text:h text:style-name="Heading_20_2" text:outline-level="2">Descrição:</text:h>
      <text:p text:style-name="Text_20_body"><text:tab/>O viajante pode consultar, adicionar, alterar ou excluir roteiros no sistema.</text:p>
      <text:p text:style-name="Text_20_body"/>
      <text:h text:style-name="Heading_20_2" text:outline-level="2">Atores:</text:h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roteiros. <text:s/></text:p>
      <text:p text:style-name="Text_20_body"><text:tab/>2 – O sistema apresenta a tela com a listagens de roteiros. [A.1 – Detalhar][A.2 – Inserir]</text:p>
      <text:p text:style-name="Text_20_body"/>
      <text:h text:style-name="Heading_20_2" text:outline-level="2">Fluxos Alternativos:</text:h>
      <text:p text:style-name="Text_20_body"><text:tab/>A.1 [Detalhar]</text:p>
      <text:p text:style-name="Text_20_body"><text:tab/><text:tab/>1 – O usuário seleciona um roteiro da listagem.</text:p>
      <text:p text:style-name="Text_20_body"><text:tab/><text:tab/>2 – O sistema apresenta as informações do roteiro, destinos e programas . [A.4 - Alterar][A.5 – Excluir][A.6 – Manter destino][A.7 – Manter programa]</text:p>
      <text:p text:style-name="Text_20_body"><text:tab/>A.2[Inserir]</text:p>
      <text:p text:style-name="Text_20_body"><text:tab/><text:tab/>1 – O usuário seleciona opção de inserir roteiro.</text:p>
      <text:p text:style-name="Text_20_body"><text:tab/><text:tab/>2 – O sistema apresenta a tela com o formulário de roteiros.</text:p>
      <text:p text:style-name="Text_20_body"><text:tab/><text:tab/>3 – O usuário preenche o formulário e seleciona a opção de inserir.</text:p>
      <text:p text:style-name="Text_20_body"><text:tab/><text:tab/>4 – O sistema informa que o dado foi inserido com sucesso.</text:p>
      <text:p text:style-name="Text_20_body"><text:tab/>A.3 [Alterar]</text:p>
      <text:p text:style-name="Text_20_body"><text:tab/><text:tab/>1 – O usuário seleciona o roteiro que deseja alterar no resultado da pesquisa.</text:p>
      <text:p text:style-name="Text_20_body"><text:tab/><text:tab/>2 – O sistema apresenta a tela de edição de roteir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/>
      <text:p text:style-name="Text_20_body"><text:soft-page-break/><text:tab/>A.4 [Excluir]</text:p>
      <text:p text:style-name="Text_20_body"><text:tab/><text:tab/>1 – O usuário seleciona o roteiro que deseja excluir no resultado da pesquisa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Standard"><text:tab/>A.6 – [Manter destino]</text:p>
      <text:p text:style-name="Standard"><text:tab/><text:tab/>Os passos estão descritos no caso de uso Manter destino(UC – 05).</text:p>
      <text:p text:style-name="Standard"><text:tab/>A.7 – [Manter programa]</text:p>
      <text:p text:style-name="Standard"><text:tab/><text:tab/>Os passos estão descritos no caso de uso Manter programa(UC – 11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15:12</meta:creation-date>
    <dc:date>2009-09-15T08:18:41</dc:date>
    <meta:editing-duration>PT00H21M18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2" meta:paragraph-count="37" meta:word-count="328" meta:character-count="1905"/>
  </office:meta>
</office:document-meta>
</file>